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AC000004B2B5ED0CD29F2EF066.png" manifest:media-type="image/png"/>
  <manifest:file-entry manifest:full-path="Pictures/10000000000007AC000004B2069566B92787E6EC.png" manifest:media-type="image/png"/>
  <manifest:file-entry manifest:full-path="Pictures/10000000000007AC000004B2B010198D79FA2826.png" manifest:media-type="image/png"/>
  <manifest:file-entry manifest:full-path="Pictures/10000000000007AC000004B2DC7C39703BE16A3C.png" manifest:media-type="image/png"/>
  <manifest:file-entry manifest:full-path="Pictures/10000000000007AC000004B29C296A61730ADFE0.png" manifest:media-type="image/png"/>
  <manifest:file-entry manifest:full-path="Pictures/10000000000007AC000004B2CED518F878D7361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0.0626in" svg:y="0.339in" svg:width="6.6929in" svg:height="4.0957in" draw:z-index="0"><draw:image xlink:href="Pictures/10000000000007AC000004B2CED518F878D73618.png" xlink:type="simple" xlink:show="embed" xlink:actuate="onLoad" draw:mime-type="image/png"/></draw:frame></text:p>
      <text:p text:style-name="P1"><draw:frame draw:style-name="fr2" draw:name="Image2" text:anchor-type="char" svg:x="0.0728in" svg:y="0.2339in" svg:width="6.6929in" svg:height="4.0957in" draw:z-index="1"><draw:image xlink:href="Pictures/10000000000007AC000004B29C296A61730ADFE0.png" xlink:type="simple" xlink:show="embed" xlink:actuate="onLoad" draw:mime-type="image/png"/></draw:frame></text:p>
      <text:p text:style-name="P1"><draw:frame draw:style-name="fr2" draw:name="Image3" text:anchor-type="char" svg:x="0.1772in" svg:y="0.4992in" svg:width="6.6929in" svg:height="4.0957in" draw:z-index="2"><draw:image xlink:href="Pictures/10000000000007AC000004B2DC7C39703BE16A3C.png" xlink:type="simple" xlink:show="embed" xlink:actuate="onLoad" draw:mime-type="image/png"/></draw:frame></text:p>
      <text:p text:style-name="P1"><draw:frame draw:style-name="fr1" draw:name="Image4" text:anchor-type="char" svg:width="6.6929in" svg:height="4.0957in" draw:z-index="3"><draw:image xlink:href="Pictures/10000000000007AC000004B2B010198D79FA2826.png" xlink:type="simple" xlink:show="embed" xlink:actuate="onLoad" draw:mime-type="image/png"/></draw:frame></text:p>
      <text:p text:style-name="P1"><draw:frame draw:style-name="fr2" draw:name="Image5" text:anchor-type="char" svg:x="-0.052in" svg:y="0.3591in" svg:width="6.6929in" svg:height="4.0957in" draw:z-index="4"><draw:image xlink:href="Pictures/10000000000007AC000004B2069566B92787E6EC.png" xlink:type="simple" xlink:show="embed" xlink:actuate="onLoad" draw:mime-type="image/png"/></draw:frame></text:p>
      <text:p text:style-name="P1"><draw:frame draw:style-name="fr1" draw:name="Image6" text:anchor-type="char" svg:width="6.6929in" svg:height="4.0957in" draw:z-index="5"><draw:image xlink:href="Pictures/10000000000007AC000004B2B5ED0CD29F2EF0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1:17:47.809109890</meta:creation-date>
    <dc:date>2024-04-04T12:04:09.993454083</dc:date>
    <meta:editing-duration>PT5M40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